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19aa59" officeooo:paragraph-rsid="0019aa59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22pt" officeooo:rsid="0019aa59" officeooo:paragraph-rsid="0019aa59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9aa59" officeooo:paragraph-rsid="0019aa59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9aa59" officeooo:paragraph-rsid="0019aa5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9aa59" officeooo:paragraph-rsid="0019aa5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19aa59" officeooo:paragraph-rsid="0019aa59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9aa59" officeooo:paragraph-rsid="0019aa5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a9b8d" officeooo:paragraph-rsid="001a9b8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9aa59" officeooo:paragraph-rsid="001a9b8d" style:font-size-asian="10.5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1a9b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Design and Analysis of Algorithms</text:p>
      <text:p text:style-name="P1">Practical File</text:p>
      <text:p text:style-name="P1"/>
      <text:p text:style-name="P1"/>
      <text:p text:style-name="P1"/>
      <text:p text:style-name="P1"/>
      <text:p text:style-name="P1"/>
      <text:p text:style-name="P2">Gurmukh Singh</text:p>
      <text:p text:style-name="P2">A25305223008</text:p>
      <text:p text:style-name="P2">B.Tech. CSE 4<text:span text:style-name="T1">th</text:span> Sem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1. Linear Search</text:p>
      <text:p text:style-name="P4"/>
      <text:p text:style-name="P5">#include &lt;iostream&gt;</text:p>
      <text:p text:style-name="P5">using namespace std;</text:p>
      <text:p text:style-name="P5">int main(){</text:p>
      <text:p text:style-name="P5"><text:tab/>int n,target,i;</text:p>
      <text:p text:style-name="P5"><text:tab/>cout&lt;&lt;"Enter Size of Array:";</text:p>
      <text:p text:style-name="P5"><text:tab/>cin&gt;&gt;n;</text:p>
      <text:p text:style-name="P5"><text:tab/>int arr[n];</text:p>
      <text:p text:style-name="P5"><text:tab/>cout&lt;&lt;"Enter Array:"&lt;&lt;endl;</text:p>
      <text:p text:style-name="P5"><text:tab/>for (i=0; i&lt;n; i++) {</text:p>
      <text:p text:style-name="P5"><text:tab/><text:tab/>cin&gt;&gt;arr[i];</text:p>
      <text:p text:style-name="P5"><text:tab/>}</text:p>
      <text:p text:style-name="P5"><text:tab/>cout&lt;&lt;"Enter Value to search"&lt;&lt;endl;</text:p>
      <text:p text:style-name="P5"><text:tab/>cin&gt;&gt;target;</text:p>
      <text:p text:style-name="P5"><text:tab/>int found=0;</text:p>
      <text:p text:style-name="P5"><text:tab/>for (i=0; i&lt;sizeof(arr)/sizeof(int); i++) {</text:p>
      <text:p text:style-name="P5"><text:tab/><text:tab/>if (target==arr[i]) {</text:p>
      <text:p text:style-name="P5"><text:tab/><text:tab/><text:tab/>cout&lt;&lt;"Target found at location: "&lt;&lt;i&lt;&lt;endl;</text:p>
      <text:p text:style-name="P5"><text:tab/><text:tab/><text:tab/>found=1;</text:p>
      <text:p text:style-name="P5"><text:tab/><text:tab/>}</text:p>
      <text:p text:style-name="P5"><text:tab/>}</text:p>
      <text:p text:style-name="P5"><text:tab/>if(!found){</text:p>
      <text:p text:style-name="P5"><text:tab/><text:tab/>cout&lt;&lt;"Element Not Found"&lt;&lt;endl;</text:p>
      <text:p text:style-name="P5"><text:tab/>}</text:p>
      <text:p text:style-name="P5">}</text:p>
      <text:p text:style-name="P6"/>
      <text:p text:style-name="P3">2. Binary Search</text:p>
      <text:p text:style-name="P6"/>
      <text:p text:style-name="P7">#include &lt;iostream&gt;</text:p>
      <text:p text:style-name="P7">using namespace std;</text:p>
      <text:p text:style-name="P7">int main() {</text:p>
      <text:p text:style-name="P7"><text:tab/>int n, target;</text:p>
      <text:p text:style-name="P7"><text:tab/>cout &lt;&lt; "Enter the number of elements: ";</text:p>
      <text:p text:style-name="P7"><text:tab/>cin &gt;&gt; n;</text:p>
      <text:p text:style-name="P7"><text:tab/>int arr[n];</text:p>
      <text:p text:style-name="P7"><text:tab/>cout &lt;&lt; "Enter the elements in sorted order: ";</text:p>
      <text:p text:style-name="P7"><text:tab/>for (int i = 0; i &lt; n; i++) cin &gt;&gt; arr[i];</text:p>
      <text:p text:style-name="P7"><text:tab/>cout &lt;&lt; "Enter the element to search for: ";</text:p>
      <text:p text:style-name="P7"><text:tab/>cin &gt;&gt; target;</text:p>
      <text:p text:style-name="P7"><text:tab/>int low = 0, high = n - 1;</text:p>
      <text:p text:style-name="P7"><text:tab/>while (low &lt;= high) {</text:p>
      <text:p text:style-name="P7"><text:tab/><text:tab/>int mid = low + (high - low) / 2;</text:p>
      <text:p text:style-name="P7"><text:tab/><text:tab/>if (arr[mid] == target) {</text:p>
      <text:p text:style-name="P7"><text:tab/><text:tab/><text:tab/>cout &lt;&lt; "Element found at index " &lt;&lt; mid &lt;&lt;endl;</text:p>
      <text:p text:style-name="P7"><text:soft-page-break/><text:tab/><text:tab/><text:tab/>return 0;</text:p>
      <text:p text:style-name="P7"><text:tab/><text:tab/>}</text:p>
      <text:p text:style-name="P7"><text:tab/><text:tab/>if (arr[mid] &lt; target) low = mid + 1;</text:p>
      <text:p text:style-name="P7"><text:tab/><text:tab/>else high = mid - 1;</text:p>
      <text:p text:style-name="P7"><text:tab/>}</text:p>
      <text:p text:style-name="P7"><text:tab/>cout &lt;&lt; "Element not found" &lt;&lt;endl;</text:p>
      <text:p text:style-name="P7"><text:tab/>return 0;</text:p>
      <text:p text:style-name="P7">}</text:p>
      <text:p text:style-name="P7"/>
      <text:p text:style-name="P7"/>
      <text:p text:style-name="P3">3. Bubble Sort</text:p>
      <text:p text:style-name="P3"/>
      <text:p text:style-name="P5">#include&lt;iostream&gt;</text:p>
      <text:p text:style-name="P5">#define size 50</text:p>
      <text:p text:style-name="P5">using namespace std;</text:p>
      <text:p text:style-name="P5">int main(){</text:p>
      <text:p text:style-name="P5"><text:tab/>int arr[size], n, i, j, temp, s = 0, c = 0;</text:p>
      <text:p text:style-name="P5"><text:tab/>cout &lt;&lt; "Enter the number of elements: ";</text:p>
      <text:p text:style-name="P5"><text:tab/>cin &gt;&gt; n;</text:p>
      <text:p text:style-name="P5"><text:tab/>cout &lt;&lt; "Enter the array: ";</text:p>
      <text:p text:style-name="P5"><text:tab/>for(i = 0; i &lt; n; i++)</text:p>
      <text:p text:style-name="P5"><text:tab/>cin &gt;&gt; arr[i];</text:p>
      <text:p text:style-name="P5"><text:tab/>for(i = 0; i &lt; n - 1; i++){</text:p>
      <text:p text:style-name="P5"><text:tab/><text:tab/>for(j = 0; j &lt; n - i - 1; j++){</text:p>
      <text:p text:style-name="P5"><text:tab/><text:tab/><text:tab/>c++;</text:p>
      <text:p text:style-name="P5"><text:tab/><text:tab/><text:tab/>if(arr[j] &gt; arr[j + 1]){</text:p>
      <text:p text:style-name="P5"><text:tab/><text:tab/><text:tab/><text:tab/>temp = arr[j];</text:p>
      <text:p text:style-name="P5"><text:tab/><text:tab/><text:tab/><text:tab/>arr[j] = arr[j + 1];</text:p>
      <text:p text:style-name="P5"><text:tab/><text:tab/><text:tab/><text:tab/>arr[j + 1] = temp;</text:p>
      <text:p text:style-name="P5"><text:tab/><text:tab/><text:tab/><text:tab/>s++;</text:p>
      <text:p text:style-name="P5"><text:tab/><text:tab/><text:tab/>}</text:p>
      <text:p text:style-name="P5"><text:tab/><text:tab/>}</text:p>
      <text:p text:style-name="P5"><text:tab/>}</text:p>
      <text:p text:style-name="P5"><text:tab/>cout &lt;&lt; "The sorted list is: "&lt;&lt;endl;</text:p>
      <text:p text:style-name="P5"><text:tab/>for(i = 0; i &lt; n; i++)</text:p>
      <text:p text:style-name="P5"><text:tab/><text:tab/>cout &lt;&lt; arr[i] &lt;&lt; endl;</text:p>
      <text:p text:style-name="P5"><text:tab/>cout &lt;&lt; "\nNumber of comparisons = " &lt;&lt; c &lt;&lt; endl;</text:p>
      <text:p text:style-name="P5"><text:tab/>cout &lt;&lt; "Number of swappings = " &lt;&lt; s &lt;&lt; endl;</text:p>
      <text:p text:style-name="P5"><text:tab/>return 0;</text:p>
      <text:p text:style-name="P5">}</text:p>
      <text:p text:style-name="P3"/>
      <text:p text:style-name="P3"/>
      <text:p text:style-name="P3"/>
      <text:p text:style-name="P3"/>
      <text:p text:style-name="P3"><text:soft-page-break/>4. Merge Sort</text:p>
      <text:p text:style-name="P3"/>
      <text:p text:style-name="P5">#include&lt;iostream&gt;</text:p>
      <text:p text:style-name="P5">using namespace std;</text:p>
      <text:p text:style-name="P5"/>
      <text:p text:style-name="P5">void mergesort(int arr[25], int left, int right){</text:p>
      <text:p text:style-name="P5"><text:tab/>if(left &lt; right){</text:p>
      <text:p text:style-name="P5"><text:tab/><text:tab/>int mid = (left + right) / 2;</text:p>
      <text:p text:style-name="P5"><text:tab/><text:tab/>mergesort(arr, left, mid);</text:p>
      <text:p text:style-name="P5"><text:tab/><text:tab/>mergesort(arr, mid + 1, right);</text:p>
      <text:p text:style-name="P5"><text:tab/><text:tab/>merge(arr, left, mid, right);</text:p>
      <text:p text:style-name="P5"><text:tab/>}</text:p>
      <text:p text:style-name="P5">}</text:p>
      <text:p text:style-name="P5"/>
      <text:p text:style-name="P5">void merge(int arr[25], int left, int mid, int right){</text:p>
      <text:p text:style-name="P5"><text:tab/>int i, j, k, B[100];</text:p>
      <text:p text:style-name="P5"><text:tab/>i = left;</text:p>
      <text:p text:style-name="P5"><text:tab/>j = mid + 1;</text:p>
      <text:p text:style-name="P5"><text:tab/>k = left;</text:p>
      <text:p text:style-name="P5"><text:tab/>while(i &lt;= mid &amp;&amp; j &lt;= right){</text:p>
      <text:p text:style-name="P5"><text:tab/><text:tab/>if(arr[i] &lt; arr[j]){</text:p>
      <text:p text:style-name="P5"><text:tab/><text:tab/><text:tab/>B[k] = arr[i];</text:p>
      <text:p text:style-name="P5"><text:tab/><text:tab/><text:tab/>i++;</text:p>
      <text:p text:style-name="P5"><text:tab/><text:tab/>} else {</text:p>
      <text:p text:style-name="P5"><text:tab/><text:tab/><text:tab/>B[k] = arr[j];</text:p>
      <text:p text:style-name="P5"><text:tab/><text:tab/><text:tab/>j++;</text:p>
      <text:p text:style-name="P5"><text:tab/><text:tab/>}</text:p>
      <text:p text:style-name="P5"><text:tab/><text:tab/>k++;</text:p>
      <text:p text:style-name="P5"><text:tab/>}</text:p>
      <text:p text:style-name="P5"><text:tab/>while(i &lt;= mid){</text:p>
      <text:p text:style-name="P5"><text:tab/><text:tab/>B[k] = arr[i];</text:p>
      <text:p text:style-name="P5"><text:tab/><text:tab/>i++;</text:p>
      <text:p text:style-name="P5"><text:tab/><text:tab/>k++;</text:p>
      <text:p text:style-name="P5"><text:tab/>}</text:p>
      <text:p text:style-name="P5"><text:tab/>while(j &lt;= right){</text:p>
      <text:p text:style-name="P5"><text:tab/><text:tab/>B[k] = arr[j];</text:p>
      <text:p text:style-name="P5"><text:tab/><text:tab/>j++;</text:p>
      <text:p text:style-name="P5"><text:tab/><text:tab/>k++;</text:p>
      <text:p text:style-name="P5"><text:tab/>}</text:p>
      <text:p text:style-name="P5"><text:tab/>for(i = left; i &lt;= right; i++)</text:p>
      <text:p text:style-name="P5"><text:tab/><text:tab/>arr[i] = B[i];</text:p>
      <text:p text:style-name="P5">}</text:p>
      <text:p text:style-name="P5"/>
      <text:p text:style-name="P5">int main(){</text:p>
      <text:p text:style-name="P5"><text:tab/>int n, arr[25], i;</text:p>
      <text:p text:style-name="P5"><text:tab/>cout &lt;&lt; "Enter the size of the array to be entered: ";</text:p>
      <text:p text:style-name="P5"><text:soft-page-break/><text:tab/>cin &gt;&gt; n;</text:p>
      <text:p text:style-name="P5"><text:tab/>cout &lt;&lt; "Enter the array to be sorted: "&lt;&lt;endl;</text:p>
      <text:p text:style-name="P5"><text:tab/>for(i = 0; i &lt; n; i++)</text:p>
      <text:p text:style-name="P5"><text:tab/><text:tab/>cin &gt;&gt; arr[i];</text:p>
      <text:p text:style-name="P5"><text:tab/>cout &lt;&lt; "The array entered is: "&lt;&lt;endl;</text:p>
      <text:p text:style-name="P5"><text:tab/>for(i = 0; i &lt; n; i++)</text:p>
      <text:p text:style-name="P5"><text:tab/><text:tab/>cout &lt;&lt; arr[i] &lt;&lt; endl;</text:p>
      <text:p text:style-name="P5"><text:tab/>mergesort(arr, 0, n - 1);</text:p>
      <text:p text:style-name="P5"><text:tab/>cout &lt;&lt; "\nThe sorted array is: "&lt;&lt;endl;</text:p>
      <text:p text:style-name="P5"><text:tab/>for(i = 0; i &lt; n; i++)</text:p>
      <text:p text:style-name="P5"><text:tab/><text:tab/>cout &lt;&lt; arr[i] &lt;&lt; endl;</text:p>
      <text:p text:style-name="P5"><text:tab/>return 0;</text:p>
      <text:p text:style-name="P8">}</text:p>
      <text:p text:style-name="P8"/>
      <text:p text:style-name="P8"/>
      <text:p text:style-name="P3">5. Selection Sort</text:p>
      <text:p text:style-name="P5">#include&lt;iostream&gt;</text:p>
      <text:p text:style-name="P5">using namespace std;</text:p>
      <text:p text:style-name="P5">int arr[25], n;</text:p>
      <text:p text:style-name="P5"/>
      <text:p text:style-name="P9">void selection_sort() {</text:p>
      <text:p text:style-name="P9"><text:tab/>int i, j, min, temp;</text:p>
      <text:p text:style-name="P9"><text:tab/>for(i = 0; i &lt; n; i++) {</text:p>
      <text:p text:style-name="P9"><text:tab/><text:tab/>min = i;</text:p>
      <text:p text:style-name="P9"><text:tab/><text:tab/>for(j = i + 1; j &lt; n; j++) {</text:p>
      <text:p text:style-name="P9"><text:tab/><text:tab/><text:tab/>if(arr[j] &lt; arr[min])</text:p>
      <text:p text:style-name="P9"><text:tab/><text:tab/><text:tab/>min = j;</text:p>
      <text:p text:style-name="P9"><text:tab/><text:tab/>}</text:p>
      <text:p text:style-name="P9"><text:tab/><text:tab/>temp = arr[i];</text:p>
      <text:p text:style-name="P9"><text:tab/><text:tab/>arr[i] = arr[min];</text:p>
      <text:p text:style-name="P9"><text:tab/><text:tab/>arr[min] = temp;</text:p>
      <text:p text:style-name="P9"><text:tab/>}</text:p>
      <text:p text:style-name="P9">}</text:p>
      <text:p text:style-name="P9"/>
      <text:p text:style-name="P5">int main() {</text:p>
      <text:p text:style-name="P5"><text:tab/>int i;</text:p>
      <text:p text:style-name="P5"><text:tab/>cout &lt;&lt; "Enter the value of n: ";</text:p>
      <text:p text:style-name="P5"><text:tab/>cin &gt;&gt; n;</text:p>
      <text:p text:style-name="P5"><text:tab/>cout &lt;&lt; "Enter the elements: "&lt;&lt;endl;</text:p>
      <text:p text:style-name="P5"><text:tab/>for(i = 0; i &lt; n; i++) cin &gt;&gt; arr[i];</text:p>
      <text:p text:style-name="P5"><text:tab/>selection_sort();</text:p>
      <text:p text:style-name="P5"><text:tab/>cout &lt;&lt; "Sorted array: "&lt;&lt;endl;</text:p>
      <text:p text:style-name="P5"><text:tab/>for(i = 0; i &lt; n; i++)</text:p>
      <text:p text:style-name="P5"><text:tab/>cout &lt;&lt; arr[i] &lt;&lt; endl;</text:p>
      <text:p text:style-name="P5"><text:tab/>return 0;</text:p>
      <text:p text:style-name="P5">}</text:p>
      <text:p text:style-name="P5"><text:soft-page-break/></text:p>
      <text:p text:style-name="P3"/>
      <text:p text:style-name="P3">6. Quick Sort</text:p>
      <text:p text:style-name="P5">#include &lt;iostream&gt;</text:p>
      <text:p text:style-name="P5">using namespace std;</text:p>
      <text:p text:style-name="P9">void quicksort(int list[], int low, int high){</text:p>
      <text:p text:style-name="P9"><text:tab/>if (low &lt; high){</text:p>
      <text:p text:style-name="P9"><text:tab/><text:tab/>int pivot = list[low];</text:p>
      <text:p text:style-name="P9"><text:tab/><text:tab/>int i = low + 1;</text:p>
      <text:p text:style-name="P9"><text:tab/><text:tab/>int j = high;</text:p>
      <text:p text:style-name="P9"><text:tab/><text:tab/>while (i &lt;= j){</text:p>
      <text:p text:style-name="P9"><text:tab/><text:tab/><text:tab/>while (i &lt;= high &amp;&amp; list[i] &lt;= pivot) i++;</text:p>
      <text:p text:style-name="P9"><text:tab/><text:tab/><text:tab/>while (list[j] &gt; pivot) j--;</text:p>
      <text:p text:style-name="P9"><text:tab/><text:tab/><text:tab/><text:span text:style-name="T2">i</text:span>f (i &lt; j){</text:p>
      <text:p text:style-name="P9"><text:tab/><text:tab/><text:tab/><text:tab/>swap(list[i], list[j]);</text:p>
      <text:p text:style-name="P9"><text:tab/><text:tab/><text:tab/>}</text:p>
      <text:p text:style-name="P9"><text:tab/><text:tab/>}</text:p>
      <text:p text:style-name="P9"><text:tab/><text:tab/>swap(list[low], list[j]);</text:p>
      <text:p text:style-name="P9"><text:tab/><text:tab/>quicksort(list, low, j - 1); // Sort the left part</text:p>
      <text:p text:style-name="P9"><text:tab/><text:tab/>quicksort(list, j + 1, high); // Sort the right part</text:p>
      <text:p text:style-name="P9"><text:tab/>}</text:p>
      <text:p text:style-name="P9">}</text:p>
      <text:p text:style-name="P9"/>
      <text:p text:style-name="P5">int main(){</text:p>
      <text:p text:style-name="P5"><text:tab/>int list[100];</text:p>
      <text:p text:style-name="P5"><text:tab/>int value;</text:p>
      <text:p text:style-name="P5"><text:tab/>cout &lt;&lt; "Enter the number of elements to sort: ";</text:p>
      <text:p text:style-name="P5"><text:tab/>cin &gt;&gt; value;</text:p>
      <text:p text:style-name="P5"><text:tab/>cout &lt;&lt; "\nEnter the elements to sort: \n";</text:p>
      <text:p text:style-name="P5"><text:tab/>for (int i = 0; i &lt; value; i++){</text:p>
      <text:p text:style-name="P5"><text:tab/><text:tab/>cout &lt;&lt; "Enter element [" &lt;&lt; i + 1 &lt;&lt; "]: ";</text:p>
      <text:p text:style-name="P5"><text:tab/><text:tab/>cin &gt;&gt; list[i];</text:p>
      <text:p text:style-name="P5"><text:tab/>}</text:p>
      <text:p text:style-name="P5"><text:tab/>quicksort(list, 0, value - 1);</text:p>
      <text:p text:style-name="P5"><text:tab/>cout &lt;&lt; "\nQuick Sort Result: \n";</text:p>
      <text:p text:style-name="P5"><text:tab/>for (int i = 0; i &lt; value; i++){</text:p>
      <text:p text:style-name="P5"><text:tab/><text:tab/>cout &lt;&lt; list[i] &lt;&lt; " ";</text:p>
      <text:p text:style-name="P5"><text:tab/>}</text:p>
      <text:p text:style-name="P5"><text:tab/>cout &lt;&lt; endl;</text:p>
      <text:p text:style-name="P5"><text:tab/>return 0;</text:p>
      <text:p text:style-name="P5">}</text:p>
      <text:p text:style-name="P5"/>
      <text:p text:style-name="P3"/>
      <text:p text:style-name="P3"/>
      <text:p text:style-name="P3"><text:soft-page-break/>7. Knapsack</text:p>
      <text:p text:style-name="P5"/>
      <text:p text:style-name="P5">#include &lt;iostream&gt;</text:p>
      <text:p text:style-name="P5">using namespace std;</text:p>
      <text:p text:style-name="P5">int main() {</text:p>
      <text:p text:style-name="P5"><text:tab/>int n, W;</text:p>
      <text:p text:style-name="P5"><text:tab/>cout &lt;&lt; "Enter the number of items: " &lt;&lt;endl;</text:p>
      <text:p text:style-name="P5"><text:tab/>cin &gt;&gt; n;</text:p>
      <text:p text:style-name="P5"><text:span text:style-name="T2"><text:tab/>i</text:span>nt weight[n], value[n];</text:p>
      <text:p text:style-name="P5"><text:tab/>cout &lt;&lt; "Enter weights of the items: "&lt;&lt;endl;</text:p>
      <text:p text:style-name="P5"><text:tab/>for (int i = 0; i &lt; n; i++) cin &gt;&gt; weight[i];</text:p>
      <text:p text:style-name="P5"><text:tab/>cout &lt;&lt; "Enter values of the items: ";</text:p>
      <text:p text:style-name="P5"><text:tab/>for (int i = 0; i &lt; n; i++) cin &gt;&gt; value[i];</text:p>
      <text:p text:style-name="P5"><text:tab/>cout &lt;&lt; "Enter the maximum capacity of the knapsack: "&lt;&lt;endl;</text:p>
      <text:p text:style-name="P5"><text:tab/>cin &gt;&gt; W;</text:p>
      <text:p text:style-name="P5"><text:tab/>int dp[n + 1][W + 1];</text:p>
      <text:p text:style-name="P5"><text:tab/>for (int i = 0; i &lt;= n; i++) {</text:p>
      <text:p text:style-name="P5"><text:tab/><text:tab/>for (int j = 0; j &lt;= W; j++) {</text:p>
      <text:p text:style-name="P5"><text:tab/><text:tab/><text:tab/>dp[i][j] = 0;</text:p>
      <text:p text:style-name="P5"><text:tab/><text:tab/>}</text:p>
      <text:p text:style-name="P5"><text:tab/>}</text:p>
      <text:p text:style-name="P5"><text:tab/>for (int i = 1; i &lt;= n; i++) {</text:p>
      <text:p text:style-name="P5"><text:tab/><text:tab/>for (int w = 0; w &lt;= W; w++) {</text:p>
      <text:p text:style-name="P5"><text:tab/><text:tab/><text:tab/>if (weight[i - 1] &lt;= w)</text:p>
      <text:p text:style-name="P5"><text:tab/><text:tab/><text:tab/><text:tab/>dp[i][w] = max(value[i - 1] + dp[i - 1][w - weight[i - 1]], dp[i - 1][w]);</text:p>
      <text:p text:style-name="P5"><text:tab/><text:tab/><text:tab/>else</text:p>
      <text:p text:style-name="P5"><text:tab/><text:tab/><text:tab/><text:tab/>dp[i][w] = dp[i - 1][w];</text:p>
      <text:p text:style-name="P5"><text:tab/><text:tab/>}</text:p>
      <text:p text:style-name="P5"><text:tab/>}</text:p>
      <text:p text:style-name="P5"><text:tab/>cout &lt;&lt; "Maximum value that can be obtained: " &lt;&lt; dp[n][W]&lt;&lt;endl ;</text:p>
      <text:p text:style-name="P5"><text:tab/>return 0;</text:p>
      <text:p text:style-name="P5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08:40:23.195409704</meta:creation-date>
    <dc:date>2025-03-25T09:02:39.061767943</dc:date>
    <meta:editing-duration>PT35S</meta:editing-duration>
    <meta:editing-cycles>1</meta:editing-cycles>
    <meta:generator>LibreOffice/24.8.5.2$Linux_X86_64 LibreOffice_project/480$Build-2</meta:generator>
    <meta:document-statistic meta:table-count="0" meta:image-count="0" meta:object-count="0" meta:page-count="7" meta:paragraph-count="237" meta:word-count="995" meta:character-count="4897" meta:non-whitespace-character-count="3841"/>
  </office:meta>
</office:document-meta>
</file>